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2.99pt"/>
    </style:style>
    <style:style style:name="co3" style:family="table-column">
      <style:table-column-properties fo:break-before="auto" style:column-width="165.34pt"/>
    </style:style>
    <style:style style:name="co4" style:family="table-column">
      <style:table-column-properties fo:break-before="auto" style:column-width="126.14pt"/>
    </style:style>
    <style:style style:name="co6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12pt" svg:height="255.23pt" svg:x="742.03pt" svg:y="15.82pt">
            <draw:object draw:notify-on-update-of-ranges="Sheet1.A1:Sheet1.A1 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Time (hrs)</text:p>
          </table:table-cell>
          <table:table-cell/>
        </table:table-row>
        <table:table-row table:style-name="ro3">
          <table:table-cell office:value-type="string" calcext:value-type="string">
            <text:p>Coding-ga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oding-website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3">
          <table:table-cell office:value-type="string" calcext:value-type="string">
            <text:p>Coidng-tor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oding-website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3:29:56.1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20S</meta:editing-duration>
    <meta:editing-cycles>7</meta:editing-cycles>
    <meta:generator>LibreOffice/4.4.4.3$Windows_x86 LibreOffice_project/2c39ebcf046445232b798108aa8a7e7d89552ea8</meta:generator>
    <dc:date>2017-01-06T13:33:19.840000000</dc:date>
    <meta:document-statistic meta:table-count="3" meta:cell-count="1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circle" chart:style-name="ch1">
        <chart:legend chart:legend-position="end" svg:x="12.903cm" svg:y="3.456cm" style:legend-expansion="high" chart:style-name="ch2"/>
        <chart:plot-area chart:style-name="ch3" table:cell-range-address="Sheet1.A1:Sheet1.B5" chart:data-source-has-labels="both" svg:x="1.998cm" svg:y="0.365cm" svg:width="8.63cm" svg:height="8.631cm">
          <chartooo:coordinate-region svg:x="1.998cm" svg:y="0.36cm" svg:width="8.63cm" svg:height="8.643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hr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ing-game</text:p>
                <draw:g>
                  <svg:desc>Sheet1.A2:Sheet1.A5</svg:desc>
                </draw:g>
              </table:table-cell>
              <table:table-cell office:value-type="float" office:value="2">
                <text:p>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Coding-website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Coidng-torc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ding-websit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